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75cm" fo:min-width="7.75cm"/>
      <style:paragraph-properties style:writing-mode="lr-tb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25cm" fo:min-width="0.488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.25cm" fo:min-width="0.5cm"/>
    </style:style>
    <style:style style:name="gr4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2.5cm"/>
      <style:paragraph-properties style:writing-mode="lr-tb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1.5cm" fo:min-width="0.5cm"/>
    </style:style>
    <style:style style:name="gr6" style:family="graphic" style:parent-style-name="standard">
      <style:graphic-properties draw:stroke="none" draw:fill="solid" draw:fill-color="#dee6ef" loext:fill-use-slide-background="false" draw:textarea-horizontal-align="left" draw:textarea-vertical-align="top" draw:auto-grow-height="false" fo:min-height="9.25cm" fo:min-width="10.5cm"/>
      <style:paragraph-properties style:writing-mode="lr-tb"/>
    </style:style>
    <style:style style:name="gr7" style:family="graphic" style:parent-style-name="standard">
      <style:graphic-properties draw:stroke="none" svg:stroke-color="#5983b0" draw:fill="solid" draw:fill-color="#b4c7dc" loext:fill-use-slide-background="false" draw:textarea-horizontal-align="justify" draw:textarea-vertical-align="top" draw:auto-grow-height="false" fo:min-height="1.5cm" fo:min-width="3.5cm"/>
      <style:paragraph-properties style:writing-mode="lr-tb"/>
    </style:style>
    <style:style style:name="gr8" style:family="graphic" style:parent-style-name="standard">
      <style:graphic-properties draw:stroke="none" svg:stroke-color="#5983b0" draw:fill="solid" draw:fill-color="#b4c7dc" loext:fill-use-slide-background="false" draw:textarea-horizontal-align="justify" draw:textarea-vertical-align="top" draw:auto-grow-height="false" fo:min-height="2.5cm" fo:min-width="3.5cm"/>
      <style:paragraph-properties style:writing-mode="lr-tb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.25cm" fo:min-width="2.5cm"/>
      <style:paragraph-properties style:writing-mode="lr-tb"/>
    </style:style>
    <style:style style:name="gr10" style:family="graphic" style:parent-style-name="standard">
      <style:graphic-properties draw:stroke="none" draw:fill-color="#81aca6" draw:textarea-horizontal-align="justify" draw:textarea-vertical-align="middle" draw:auto-grow-height="false" fo:min-height="0.75cm" fo:min-width="9cm"/>
      <style:paragraph-properties style:writing-mode="lr-tb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.75cm" fo:min-width="7.75cm"/>
      <style:paragraph-properties style:writing-mode="lr-tb"/>
    </style:style>
    <style:style style:name="gr12" style:family="graphic" style:parent-style-name="objectwithoutfill">
      <style:graphic-properties draw:marker-end="Linienspitzen_20_18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Linienspitzen_20_19" draw:marker-end-width="0.3cm" draw:fill="none" draw:textarea-vertical-align="middle"/>
      <style:paragraph-properties style:writing-mode="lr-tb"/>
    </style:style>
    <style:style style:name="gr14" style:family="graphic" style:parent-style-name="standard">
      <style:graphic-properties draw:stroke="none" draw:textarea-horizontal-align="justify" draw:textarea-vertical-align="middle" draw:auto-grow-height="false" fo:min-height="0.75cm" fo:min-width="4cm"/>
      <style:paragraph-properties style:writing-mode="lr-tb"/>
    </style:style>
    <style:style style:name="gr15" style:family="graphic" style:parent-style-name="objectwithoutfill">
      <style:graphic-properties draw:marker-end="Linienspitzen_20_20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Linienspitzen_20_21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Linienspitzen_20_22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Linienspitzen_20_23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end="Linienspitzen_20_24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Linienspitzen_20_25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stroke="dash" draw:stroke-dash="Dash" draw:marker-end="Linienspitzen_20_26" draw:marker-end-width="0.3cm" svg:stroke-linecap="butt" draw:fill="none" draw:textarea-vertical-align="middle"/>
    </style:style>
    <style:style style:name="gr22" style:family="graphic" style:parent-style-name="standard">
      <style:graphic-properties draw:stroke="none" draw:fill-color="#8e86ae" draw:textarea-horizontal-align="justify" draw:textarea-vertical-align="middle" draw:auto-grow-height="false" fo:min-height="0.75cm" fo:min-width="9cm"/>
      <style:paragraph-properties style:writing-mode="lr-tb"/>
    </style:style>
    <style:style style:name="gr23" style:family="graphic" style:parent-style-name="objectwithoutfill">
      <style:graphic-properties draw:stroke="dash" draw:stroke-dash="Dash" draw:marker-end="Linienspitzen_20_27" draw:marker-end-width="0.3cm" svg:stroke-linecap="butt" draw:fill="none" draw:textarea-vertical-align="middle"/>
    </style:style>
    <style:style style:name="gr24" style:family="graphic" style:parent-style-name="objectwithoutfill">
      <style:graphic-properties draw:stroke="dash" draw:stroke-dash="Dash" draw:marker-end="Linienspitzen_20_29" draw:marker-end-width="0.3cm" svg:stroke-linecap="butt" draw:fill="none" draw:textarea-vertical-align="middle"/>
    </style:style>
    <style:style style:name="gr25" style:family="graphic" style:parent-style-name="objectwithoutfill">
      <style:graphic-properties draw:marker-end="Linienspitzen_20_31" draw:marker-end-width="0.3cm" draw:fill="none" draw:textarea-vertical-align="middle"/>
    </style:style>
    <style:style style:name="P1" style:family="paragraph">
      <loext:graphic-properties draw:fill="none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729fcf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dee6ef"/>
      <style:paragraph-properties fo:text-align="center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solid"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81aca6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8e86ae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9" draw:id="id19" draw:layer="layout" svg:width="8.25cm" svg:height="1cm" draw:transform="rotate (1.5707963267949) translate (14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0.988cm" svg:height="1.5cm" svg:x="8.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1cm" svg:height="1.5cm" svg:x="11.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0.988cm" svg:height="1.5cm" svg:x="5.48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0.988cm" svg:height="1.5cm" svg:x="0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0.988cm" svg:height="1.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0.988cm" svg:height="1.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5cm" svg:x="2.5cm" svg:y="11.75cm">
          <text:p text:style-name="P3">State</text:p>
          <text:p text:style-name="P3">Predic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0.988cm" svg:height="1.5cm" svg:x="0.012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1cm" svg:height="1.75cm" svg:x="2.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1cm" svg:height="1.75cm" svg:x="2.5cm" svg:y="8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1cm" svg:height="1.75cm" svg:x="11.5cm" svg:y="8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1cm" svg:height="1.75cm" svg:x="11.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cm" svg:height="1.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cm" svg:height="9.5cm" svg:x="2cm" svg:y="1.5cm">
          <text:p text:style-name="P5"><text:span text:style-name="T1">Digital Twi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4cm" svg:height="1.75cm" svg:x="5.5cm" svg:y="8.75cm">
          <text:p text:style-name="P7"><text:span text:style-name="T2">Simulation 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" draw:id="id1" draw:layer="layout" svg:width="4cm" svg:height="2.75cm" svg:x="5.5cm" svg:y="2.25cm">
          <text:p text:style-name="P7"><text:span text:style-name="T2">Digital Sha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2" draw:id="id2" draw:layer="layout" svg:width="4cm" svg:height="1.75cm" svg:x="5.5cm" svg:y="6cm">
          <text:p text:style-name="P7"><text:span text:style-name="T2">Historia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0.5cm" svg:x="6cm" svg:y="4cm">
          <text:p text:style-name="P3">Reported State</text:p>
          <draw:enhanced-geometry svg:viewBox="0 0 21600 21600" draw:type="rectangle" draw:enhanced-path="M 0 0 L 21600 0 21600 21600 0 21600 0 0 Z N"/>
        </draw:custom-shape>
        <draw:custom-shape draw:style-name="gr10" draw:text-style-name="P9" xml:id="id12" draw:id="id12" draw:layer="layout" svg:width="9.5cm" svg:height="1cm" draw:transform="rotate (1.5707963267949) translate (0cm 11cm)">
          <text:p text:style-name="P7"><text:span text:style-name="T2">Real Syste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0.5cm" svg:x="6cm" svg:y="9.5cm">
          <text:p text:style-name="P3">State Prediction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0.5cm" svg:x="6cm" svg:y="6.75cm">
          <text:p text:style-name="P3">State Hist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18" draw:id="id18" draw:layer="layout" svg:width="8.25cm" svg:height="1cm" draw:transform="rotate (1.5707963267949) translate (11.5cm 10.5cm)">
          <text:p text:style-name="P7"><text:span text:style-name="T2">Visualization + Verification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7.5cm" svg:y1="5cm" svg:x2="7.5cm" svg:y2="6cm" draw:start-shape="id1" draw:start-glue-point="2" draw:end-shape="id2" draw:end-glue-point="0" svg:d="M7500 5000v1000" svg:viewBox="0 0 1 1001">
          <text:p text:style-name="P2">Desired and Reported State</text:p>
        </draw:connector>
        <draw:connector draw:style-name="gr13" draw:text-style-name="P10" draw:layer="layout" svg:x1="7.5cm" svg:y1="7.75cm" svg:x2="7.5cm" svg:y2="8.75cm" draw:start-shape="id2" draw:start-glue-point="2" draw:end-shape="id3" draw:end-glue-point="0" svg:d="M7500 7750v1000" svg:viewBox="0 0 1 1001">
          <text:p text:style-name="P3">State History</text:p>
        </draw:connector>
        <draw:custom-shape draw:style-name="gr14" draw:text-style-name="P7" draw:layer="layout" svg:width="4.5cm" svg:height="1cm" draw:transform="rotate (1.5707963267949) translate (2.5cm 10.5cm)">
          <text:p text:style-name="P7"><text:span text:style-name="T2">Machine Learning</text:span>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svg:x1="1cm" svg:y1="4.25cm" svg:x2="5.5cm" svg:y2="4.25cm" draw:start-shape="id4" draw:start-glue-point="1" draw:end-shape="id5" draw:end-glue-point="3" svg:d="M1000 4250h4500" svg:viewBox="0 0 4501 1">
          <text:p text:style-name="P2">Reported</text:p>
          <text:p text:style-name="P2">State</text:p>
        </draw:connector>
        <draw:connector draw:style-name="gr16" draw:text-style-name="P10" draw:layer="layout" svg:x1="9.488cm" svg:y1="4.25cm" svg:x2="11.5cm" svg:y2="4.25cm" draw:start-shape="id6" draw:start-glue-point="1" draw:end-shape="id7" svg:d="M9488 4250h2012" svg:viewBox="0 0 2013 1">
          <text:p text:style-name="P2">Reported</text:p>
          <text:p text:style-name="P2">State</text:p>
        </draw:connector>
        <draw:connector draw:style-name="gr17" draw:text-style-name="P10" draw:layer="layout" svg:x1="5.5cm" svg:y1="6.875cm" svg:x2="3.5cm" svg:y2="6.875cm" draw:start-shape="id2" draw:start-glue-point="3" draw:end-shape="id8" draw:end-glue-point="1" svg:d="M5500 6875h-2000" svg:viewBox="0 0 2001 1">
          <text:p text:style-name="P2">State</text:p>
          <text:p text:style-name="P2">History</text:p>
        </draw:connector>
        <draw:connector draw:style-name="gr18" draw:text-style-name="P10" draw:layer="layout" svg:x1="3.5cm" svg:y1="9.625cm" svg:x2="5.5cm" svg:y2="9.625cm" draw:start-shape="id9" draw:start-glue-point="1" draw:end-shape="id3" draw:end-glue-point="3" svg:d="M3500 9625h2000" svg:viewBox="0 0 2001 1">
          <text:p text:style-name="P3">Transition</text:p>
          <text:p text:style-name="P3">Probability</text:p>
        </draw:connector>
        <draw:connector draw:style-name="gr19" draw:text-style-name="P10" draw:layer="layout" svg:x1="9.5cm" svg:y1="9.625cm" svg:x2="11.5cm" svg:y2="9.625cm" draw:start-shape="id3" draw:start-glue-point="1" draw:end-shape="id10" draw:end-glue-point="3" svg:d="M9500 9625h2000" svg:viewBox="0 0 2001 1">
          <text:p text:style-name="P2">State</text:p>
          <text:p text:style-name="P2">Prediction</text:p>
        </draw:connector>
        <draw:connector draw:style-name="gr20" draw:text-style-name="P10" draw:layer="layout" svg:x1="9.5cm" svg:y1="6.875cm" svg:x2="11.5cm" svg:y2="6.875cm" draw:start-shape="id2" draw:start-glue-point="1" draw:end-shape="id11" draw:end-glue-point="3" svg:d="M9500 6875h2000" svg:viewBox="0 0 2001 1">
          <text:p text:style-name="P2">State</text:p>
          <text:p text:style-name="P2">History</text:p>
        </draw:connector>
        <draw:connector draw:style-name="gr21" draw:text-style-name="P10" draw:layer="layout" draw:line-skew="0.5cm" svg:x1="7.5cm" svg:y1="10.5cm" svg:x2="0.5cm" svg:y2="11cm" draw:start-shape="id3" draw:start-glue-point="2" draw:end-shape="id12" draw:end-glue-point="3" svg:d="M7500 10500v1500h-7000v-1000" svg:viewBox="0 0 7001 1501">
          <text:p/>
        </draw:connector>
        <draw:custom-shape draw:style-name="gr9" draw:text-style-name="P3" draw:layer="layout" svg:width="3cm" svg:height="0.5cm" svg:x="6.044cm" svg:y="3.073cm">
          <text:p text:style-name="P3">Desired State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svg:x1="5.488cm" svg:y1="3.25cm" svg:x2="0.988cm" svg:y2="3.25cm" draw:start-shape="id13" draw:start-glue-point="3" draw:end-shape="id14" draw:end-glue-point="1" svg:d="M5488 3250h-4500" svg:viewBox="0 0 4501 1">
          <text:p text:style-name="P3">Desired</text:p>
          <text:p text:style-name="P3">State</text:p>
        </draw:connector>
        <draw:custom-shape draw:style-name="gr22" draw:text-style-name="P11" xml:id="id15" draw:id="id15" draw:layer="layout" svg:width="9.5cm" svg:height="1cm" draw:transform="rotate (1.5707963267949) translate (14cm 11cm)">
          <text:p text:style-name="P7"><text:span text:style-name="T2">Real Environment</text:span></text:p>
          <draw:enhanced-geometry svg:viewBox="0 0 21600 21600" draw:type="rectangle" draw:enhanced-path="M 0 0 L 21600 0 21600 21600 0 21600 0 0 Z N"/>
        </draw:custom-shape>
        <draw:connector draw:style-name="gr23" draw:text-style-name="P12" draw:layer="layout" draw:line-skew="-0.5cm" svg:x1="14.5cm" svg:y1="1.5cm" svg:x2="7.5cm" svg:y2="2.25cm" draw:start-shape="id15" draw:start-glue-point="1" draw:end-shape="id1" draw:end-glue-point="0" svg:d="M14500 1500v-1000h-7000v1750" svg:viewBox="0 0 7001 1751">
          <text:p/>
        </draw:connector>
        <draw:custom-shape draw:style-name="gr4" draw:text-style-name="P4" draw:layer="layout" svg:width="3cm" svg:height="0.5cm" svg:x="9.5cm" svg:y="0.25cm">
          <text:p text:style-name="P3">Desired</text:p>
          <text:p text:style-name="P3">State</text:p>
          <draw:enhanced-geometry svg:viewBox="0 0 21600 21600" draw:type="rectangle" draw:enhanced-path="M 0 0 L 21600 0 21600 21600 0 21600 0 0 Z N"/>
        </draw:custom-shape>
        <draw:connector draw:style-name="gr24" draw:text-style-name="P12" draw:layer="layout" draw:line-skew="0.5cm" svg:x1="7.5cm" svg:y1="10.5cm" svg:x2="14.5cm" svg:y2="11cm" draw:start-shape="id3" draw:start-glue-point="2" draw:end-shape="id15" draw:end-glue-point="3" svg:d="M7500 10500v1500h7000v-1000" svg:viewBox="0 0 7001 1501">
          <text:p/>
        </draw:connector>
        <draw:custom-shape draw:style-name="gr4" draw:text-style-name="P4" draw:layer="layout" svg:width="3cm" svg:height="0.5cm" svg:x="9.5cm" svg:y="11.75cm">
          <text:p text:style-name="P3">State</text:p>
          <text:p text:style-name="P3">Prediction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9.488cm" svg:y1="3cm" svg:x2="11.5cm" svg:y2="3cm" draw:start-shape="id16" draw:start-glue-point="1" draw:end-shape="id17" svg:d="M9488 3000h2012" svg:viewBox="0 0 2013 1">
          <text:p text:style-name="P2">Desired</text:p>
          <text:p text:style-name="P2">State</text:p>
        </draw:connector>
        <draw:connector draw:style-name="gr25" draw:text-style-name="P12" draw:layer="layout" svg:x1="12.5cm" svg:y1="6.375cm" svg:x2="14cm" svg:y2="6.375cm" draw:start-shape="id18" draw:start-glue-point="2" draw:end-shape="id19" draw:end-glue-point="0" svg:d="M12500 6375h1500" svg:viewBox="0 0 15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8" draw:display-name="Linienspitzen 18" svg:viewBox="0 0 20 20" svg:d="M0 20l10-20 10 20z"/>
    <draw:marker draw:name="Linienspitzen_20_19" draw:display-name="Linienspitzen 19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marker draw:name="Linienspitzen_20_22" draw:display-name="Linienspitzen 22" svg:viewBox="0 0 20 20" svg:d="M0 20l10-20 10 20z"/>
    <draw:marker draw:name="Linienspitzen_20_23" draw:display-name="Linienspitzen 23" svg:viewBox="0 0 20 20" svg:d="M0 20l10-20 10 20z"/>
    <draw:marker draw:name="Linienspitzen_20_24" draw:display-name="Linienspitzen 24" svg:viewBox="0 0 20 20" svg:d="M0 20l10-20 10 20z"/>
    <draw:marker draw:name="Linienspitzen_20_25" draw:display-name="Linienspitzen 25" svg:viewBox="0 0 20 20" svg:d="M0 20l10-20 10 20z"/>
    <draw:marker draw:name="Linienspitzen_20_26" draw:display-name="Linienspitzen 26" svg:viewBox="0 0 20 20" svg:d="M0 20l10-20 10 20z"/>
    <draw:marker draw:name="Linienspitzen_20_27" draw:display-name="Linienspitzen 27" svg:viewBox="0 0 20 20" svg:d="M0 20l10-20 10 20z"/>
    <draw:marker draw:name="Linienspitzen_20_29" draw:display-name="Linienspitzen 29" svg:viewBox="0 0 20 20" svg:d="M0 20l10-20 10 20z"/>
    <draw:marker draw:name="Linienspitzen_20_31" draw:display-name="Linienspitzen 31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4T16:25:08.372000000</meta:creation-date>
    <dc:date>2022-12-14T20:20:46.259000000</dc:date>
    <meta:editing-duration>PT31M44S</meta:editing-duration>
    <meta:editing-cycles>19</meta:editing-cycles>
    <meta:generator>LibreOffice/7.4.3.2$Windows_X86_64 LibreOffice_project/1048a8393ae2eeec98dff31b5c133c5f1d08b890</meta:generator>
    <meta:document-statistic meta:object-count="42"/>
  </office:meta>
</office:document-meta>
</file>